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0_Test.xml"/>
  <manifest:file-entry manifest:media-type="text/xml" manifest:full-path="Basic/Standard/M05_Parser.xml"/>
  <manifest:file-entry manifest:media-type="text/xml" manifest:full-path="Basic/Standard/M01_Common.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6">
      <style:table-cell-properties style:text-align-source="fix" style:repeat-content="false"/>
      <style:paragraph-properties fo:text-align="end" fo:margin-left="0cm"/>
    </style:style>
    <style:style style:name="ce157"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58" style:family="table-cell" style:parent-style-name="Default" style:data-style-name="N1">
      <style:table-cell-properties style:text-align-source="fix" style:repeat-content="false"/>
      <style:paragraph-properties fo:text-align="end" fo:margin-left="0cm"/>
    </style:style>
    <style:style style:name="ce159"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0" style:family="table-cell" style:parent-style-name="Default" style:data-style-name="N137">
      <style:table-cell-properties style:text-align-source="fix" style:repeat-content="false"/>
      <style:paragraph-properties fo:text-align="end" fo:margin-left="0cm"/>
    </style:style>
    <style:style style:name="ce161"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34">
      <style:table-cell-properties style:text-align-source="fix" style:repeat-content="false"/>
      <style:paragraph-properties fo:text-align="start" fo:margin-left="0cm"/>
    </style:style>
    <style:style style:name="ce163"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3" table:default-cell-style-name="ce155"/>
        <table:table-column table:style-name="co10" table:default-cell-style-name="ce155"/>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2" table:formula="of:=IF([.A4];-1;IF([.G4]&lt;&gt;[.H4];0;1))" office:value-type="float" office:value="-1">
            <text:p>SKIP (-1)</text:p>
          </table:table-cell>
          <table:table-cell table:style-name="ce163"/>
        </table:table-row>
        <table:table-row table:style-name="ro2">
          <table:table-cell/>
          <table:table-cell table:style-name="ce154" table:number-columns-repeated="5"/>
          <table:table-cell table:number-columns-repeated="2"/>
          <table:table-cell table:style-name="ce162" table:formula="of:=IF([.A5];-1;IF([.G5]&lt;&gt;[.H5];0;1))" office:value-type="float" office:value="1">
            <text:p>PASS (1)</text:p>
          </table:table-cell>
          <table:table-cell table:style-name="ce163"/>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2"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2"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62"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2"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2"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2"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2"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2"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2"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2"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2"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2"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2"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2"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2"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2"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2"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2"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2"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2"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2" table:formula="of:=IF([.A26];-1;IF([.G26]&lt;&gt;[.H26];0;1))" office:value-type="float" office:value="1">
            <text:p>PASS (1)</text:p>
          </table:table-cell>
          <table:table-cell/>
        </table:table-row>
        <table:table-row table:style-name="ro2">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2"/>
          <table:table-cell/>
        </table:table-row>
        <table:table-row table:style-name="ro2">
          <table:table-cell table:number-columns-repeated="5"/>
          <table:table-cell table:formula="of:=IF(ISBLANK([.C28]);0;IF(ISBLANK([.D28]);1;IF(ISBLANK(e#ref!);2;3)))" office:value-type="string" office:string-value="Err:508">
            <text:p>Err:508</text:p>
          </table:table-cell>
          <table:table-cell table:number-columns-repeated="2"/>
          <table:table-cell table:style-name="ce162"/>
          <table:table-cell/>
        </table:table-row>
        <table:table-row table:style-name="ro2" table:number-rows-repeated="17">
          <table:table-cell table:number-columns-repeated="8"/>
          <table:table-cell table:style-name="ce162"/>
          <table:table-cell/>
        </table:table-row>
        <table:table-row table:style-name="ro2">
          <table:table-cell office:value-type="string">
            <text:p>&gt;&gt;&gt;&gt;</text:p>
          </table:table-cell>
          <table:table-cell table:formula="of:=TEST_PARSER(&quot;primitives&quot;)" office:value-type="string" office:string-value="test_Parser(primitives): 0,6 564">
            <text:p>test_Parser(primitives): 0,6 564</text:p>
          </table:table-cell>
          <table:table-cell table:formula="of:=TESTSTAT(&quot;name&quot;; [.B46])" office:value-type="string" office:string-value="test_Parser(primitives):">
            <text:p>test_Parser(primitives):</text:p>
          </table:table-cell>
          <table:table-cell table:style-name="ce156" table:formula="of:=TESTSTAT(&quot;time&quot;; [.B46])" office:value-type="float" office:value="0.6">
            <text:p>0,6 sec</text:p>
          </table:table-cell>
          <table:table-cell table:style-name="ce158" table:formula="of:=TESTSTAT(&quot;count&quot;; [.B46])" office:value-type="float" office:value="564">
            <text:p>564</text:p>
          </table:table-cell>
          <table:table-cell table:style-name="ce160" table:formula="of:=[.E46]/[.D46]" office:value-type="float" office:value="940">
            <text:p>940,0 a/sec</text:p>
          </table:table-cell>
          <table:table-cell table:number-columns-repeated="2"/>
          <table:table-cell table:style-name="ce162"/>
          <table:table-cell/>
        </table:table-row>
        <table:table-row table:style-name="ro2">
          <table:table-cell/>
          <table:table-cell table:formula="of:=TEST_PARSER(&quot;multiplicity&quot;)" office:value-type="string" office:string-value="test_Parser(multiplicity): 0,8 304">
            <text:p>test_Parser(multiplicity): 0,8 304</text:p>
          </table:table-cell>
          <table:table-cell table:formula="of:=TESTSTAT(&quot;name&quot;; [.B47])" office:value-type="string" office:string-value="test_Parser(multiplicity):">
            <text:p>test_Parser(multiplicity):</text:p>
          </table:table-cell>
          <table:table-cell table:style-name="ce156" table:formula="of:=TESTSTAT(&quot;time&quot;; [.B47])" office:value-type="float" office:value="0.8">
            <text:p>0,8 sec</text:p>
          </table:table-cell>
          <table:table-cell table:style-name="ce158" table:formula="of:=TESTSTAT(&quot;count&quot;; [.B47])" office:value-type="float" office:value="304">
            <text:p>304</text:p>
          </table:table-cell>
          <table:table-cell table:style-name="ce160" table:formula="of:=[.E47]/[.D47]" office:value-type="float" office:value="380">
            <text:p>380,0 a/sec</text:p>
          </table:table-cell>
          <table:table-cell table:number-columns-repeated="4"/>
        </table:table-row>
        <table:table-row table:style-name="ro2">
          <table:table-cell/>
          <table:table-cell table:formula="of:=TEST_PARSER(&quot;basic&quot;)" office:value-type="string" office:string-value="test_Parser(basic): 0,7 292">
            <text:p>test_Parser(basic): 0,7 292</text:p>
          </table:table-cell>
          <table:table-cell table:formula="of:=TESTSTAT(&quot;name&quot;; [.B48])" office:value-type="string" office:string-value="test_Parser(basic):">
            <text:p>test_Parser(basic):</text:p>
          </table:table-cell>
          <table:table-cell table:style-name="ce156" table:formula="of:=TESTSTAT(&quot;time&quot;; [.B48])" office:value-type="float" office:value="0.7">
            <text:p>0,7 sec</text:p>
          </table:table-cell>
          <table:table-cell table:style-name="ce158" table:formula="of:=TESTSTAT(&quot;count&quot;; [.B48])" office:value-type="float" office:value="292">
            <text:p>292</text:p>
          </table:table-cell>
          <table:table-cell table:style-name="ce160" table:formula="of:=[.E48]/[.D48]" office:value-type="float" office:value="417.142857142857">
            <text:p>417,1 a/sec</text:p>
          </table:table-cell>
          <table:table-cell table:number-columns-repeated="4"/>
        </table:table-row>
        <table:table-row table:style-name="ro2">
          <table:table-cell/>
          <table:table-cell table:formula="of:=TEST_PARSER(&quot;toString&quot;)" office:value-type="string" office:string-value="test_Parser(toString): 0,3 36">
            <text:p>test_Parser(toString): 0,3 36</text:p>
          </table:table-cell>
          <table:table-cell table:formula="of:=TESTSTAT(&quot;name&quot;; [.B49])" office:value-type="string" office:string-value="test_Parser(toString):">
            <text:p>test_Parser(toString):</text:p>
          </table:table-cell>
          <table:table-cell table:style-name="ce156" table:formula="of:=TESTSTAT(&quot;time&quot;; [.B49])" office:value-type="float" office:value="0.3">
            <text:p>0,3 sec</text:p>
          </table:table-cell>
          <table:table-cell table:style-name="ce158" table:formula="of:=TESTSTAT(&quot;count&quot;; [.B49])" office:value-type="float" office:value="36">
            <text:p>36</text:p>
          </table:table-cell>
          <table:table-cell table:style-name="ce160" table:formula="of:=[.E49]/[.D49]" office:value-type="float" office:value="120">
            <text:p>120,0 a/sec</text:p>
          </table:table-cell>
          <table:table-cell table:number-columns-repeated="4"/>
        </table:table-row>
        <table:table-row table:style-name="ro2">
          <table:table-cell/>
          <table:table-cell table:formula="of:=TEST_PARSER(&quot;numbers&quot;)" office:value-type="string" office:string-value="test_Parser(numbers): 1,6 296">
            <text:p>test_Parser(numbers): 1,6 296</text:p>
          </table:table-cell>
          <table:table-cell table:formula="of:=TESTSTAT(&quot;name&quot;; [.B50])" office:value-type="string" office:string-value="test_Parser(numbers):">
            <text:p>test_Parser(numbers):</text:p>
          </table:table-cell>
          <table:table-cell table:style-name="ce156" table:formula="of:=TESTSTAT(&quot;time&quot;; [.B50])" office:value-type="float" office:value="1.6">
            <text:p>1,6 sec</text:p>
          </table:table-cell>
          <table:table-cell table:style-name="ce158" table:formula="of:=TESTSTAT(&quot;count&quot;; [.B50])" office:value-type="float" office:value="296">
            <text:p>296</text:p>
          </table:table-cell>
          <table:table-cell table:style-name="ce160" table:formula="of:=[.E50]/[.D50]" office:value-type="float" office:value="185">
            <text:p>185,0 a/sec</text:p>
          </table:table-cell>
          <table:table-cell table:number-columns-repeated="4"/>
        </table:table-row>
        <table:table-row table:style-name="ro2">
          <table:table-cell/>
          <table:table-cell table:formula="of:=TEST_PARSER(&quot;types&quot;)" office:value-type="string" office:string-value="test_Parser(types): 1,5 348">
            <text:p>test_Parser(types): 1,5 348</text:p>
          </table:table-cell>
          <table:table-cell table:formula="of:=TESTSTAT(&quot;name&quot;; [.B51])" office:value-type="string" office:string-value="test_Parser(types):">
            <text:p>test_Parser(types):</text:p>
          </table:table-cell>
          <table:table-cell table:style-name="ce156" table:formula="of:=TESTSTAT(&quot;time&quot;; [.B51])" office:value-type="float" office:value="1.5">
            <text:p>1,5 sec</text:p>
          </table:table-cell>
          <table:table-cell table:style-name="ce158" table:formula="of:=TESTSTAT(&quot;count&quot;; [.B51])" office:value-type="float" office:value="348">
            <text:p>348</text:p>
          </table:table-cell>
          <table:table-cell table:style-name="ce160" table:formula="of:=[.E51]/[.D51]" office:value-type="float" office:value="232">
            <text:p>232,0 a/sec</text:p>
          </table:table-cell>
          <table:table-cell table:number-columns-repeated="4"/>
        </table:table-row>
        <table:table-row table:style-name="ro2">
          <table:table-cell table:number-columns-repeated="3"/>
          <table:table-cell table:style-name="ce157" table:formula="of:=SUM([.D46:.D51])" office:value-type="float" office:value="5.5">
            <text:p>5,5 sec</text:p>
          </table:table-cell>
          <table:table-cell table:style-name="ce159" table:formula="of:=SUM([.E46:.E51])" office:value-type="float" office:value="1840">
            <text:p>1840</text:p>
          </table:table-cell>
          <table:table-cell table:style-name="ce161" table:formula="of:=[.E52]/[.D52]" office:value-type="float" office:value="334.545454545455">
            <text:p>334,5 a/sec</text:p>
          </table:table-cell>
          <table:table-cell table:number-columns-repeated="4"/>
        </table:table-row>
        <table:table-row table:style-name="ro2">
          <table:table-cell table:number-columns-repeated="10"/>
        </table:table-row>
        <table:table-row table:style-name="ro2">
          <table:table-cell/>
          <table:table-cell table:formula="of:=TEST_PARSER(&quot;all&quot;)" office:value-type="string" office:string-value="test_Parser(all): 5 1840">
            <text:p>test_Parser(all): 5 1840</text:p>
          </table:table-cell>
          <table:table-cell table:formula="of:=TESTSTAT(&quot;name&quot;; [.B54])" office:value-type="string" office:string-value="test_Parser(all):">
            <text:p>test_Parser(all):</text:p>
          </table:table-cell>
          <table:table-cell table:style-name="ce156" table:formula="of:=TESTSTAT(&quot;time&quot;; [.B54])" office:value-type="float" office:value="5">
            <text:p>5,0 sec</text:p>
          </table:table-cell>
          <table:table-cell table:style-name="ce158" table:formula="of:=TESTSTAT(&quot;count&quot;; [.B54])" office:value-type="float" office:value="1840">
            <text:p>1840</text:p>
          </table:table-cell>
          <table:table-cell table:style-name="ce160" table:formula="of:=[.E54]/[.D54]" office:value-type="float" office:value="368">
            <text:p>368,0 a/sec</text:p>
          </table:table-cell>
          <table:table-cell table:number-columns-repeated="4"/>
        </table:table-row>
        <table:table-row table:style-name="ro2" table:number-rows-repeated="1048521">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2">22.04.2017</text:date>, <text:time>19:17:25</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22T19:17:25</dc:date>
    <meta:editing-duration>P141DT8H26M26S</meta:editing-duration>
    <meta:editing-cycles>439</meta:editing-cycles>
    <meta:generator>OpenOffice/4.1.2$Win32 OpenOffice.org_project/412m3$Build-9782</meta:generator>
    <meta:document-statistic meta:table-count="10" meta:cell-count="7702"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inRange(Optional lo As Long, Optional hi As Long, Optional x As Long)
	inRange = _apply(Fn.inRange, lo, hi, 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concat()
	test_typeOf()
	test_isString()
	test_toString()
	test_id()
	test_fstArg()
	test_sndArg()
	test_swap()
	test_compose()
	test_add()
	test_mul()
	test_inRange()
	test_equ()
	test_readHe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compose()
	assertEqual(arity(Fn.compose), 3).x

	Dim f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Dim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Dim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Dim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Dim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flatten = foldl(adjoin, nil, xs)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Type TFn
	str			As Variant
	which		As Variant
	arity 		As Integer
	partialArgs As Variant
	args		As Variant
End Type

Type TFnObjs
	id 			As Object
	fstArg 		As Object
	sndArg 		As Object
	swap 		As Object
	compose 	As Object
	ite			As Object
	asc			As Object
	chr			As Object
	add			As Object
	mul			As Object
	isString	As Object
	toString	As Object
	concat		As Object
	readHex		As Object
	equ			As Object
	inRange		As Object

	isNil		As Object
	cons		As Object
	length		As Object
	car			As Object
	cdr			As Object
	cadr		As Object
	caddr		As Object
	foldl		As Object
	foldr		As Object
	foldl1		As Object
'	foldr1		As Object
	adjoin		As Object
	flatten 	As Object
	reverse 	As Object
	
	TParser_toString	As Object
	mkParser 			As Object
	pStr				As Object
	pBind				As Object
	pChoice				As Object
	maybeMakeArrowType	As Object
	mkTypeCtor			As Object
End Type


Sub Main
	test_Fn()
End Sub

Function newFn(name As String, arity As Integer, Optional typ)
	Dim result As New TFn
	result.which = name
	result.arity = arity
	If Not(isMissing(typ)) Then
		result.str = name &amp; " :: " &amp; typ
	Else
		result.str = name
	End If
	newFn = result
End Function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isString	= lookupFn("isString")
		result.toString = lookupFn("toString")
		result.concat	= lookupFn("concat")
		result.readHex	= lookupFn("readHex")
		result.equ		= lookupFn("equ")
		result.inRange	= lookupFn("inRange")

		result.isNil	= lookupFn("isNil")
		result.cons		= lookupFn("cons")
		result.length	= lookupFn("length")
		result.car 		= lookupFn("car")
		result.cdr 		= lookupFn("cdr")
		result.cadr 	= lookupFn("cadr")
		result.caddr 	= lookupFn("caddr")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Str		= lookupFn("pStr")
		result.pBind	= lookupFn("pBind")
		result.pChoice	= lookupFn("pChoice")
		result.maybeMakeArrowType = lookupFn("maybeMakeArrowType")
		result.mkTypeCtor		  = lookupFn("mkTypeCtor")
	End If
	Fn = result
End Function

Function mkPartialApp(fn As Object, arg As Variant)
	Dim result As New TFn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croak("TFn_toString: compose partially applied to just 1 arg")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 -&gt; Bool"), _
			newFn("toString",		1, "a -&gt; Str"), _
			newFn("id",				1, "a -&gt; a"), _
			newFn("fstArg",			2, "a -&gt; b -&gt; a"), _
			newFn("sndArg",			2,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concat",			2, "Str -&gt; Str -&gt; Str"), _
			newFn("asc",			1, "Char -&gt; Int"), _
			newFn("chr",			1, "Int -&gt; Char"), _
			newFn("readHex",		1, "Str -&gt; Long"), _
			_
			newFn("existsF",		1), _
			newFn("arityF", 		1), _
			newFn("applyToList",	2), _
			_
			newFn("TList_toString",	1), _
			newFn("TList_equ",		2), _
			newFn("isNil",			1, "List a -&gt; Bool"), _
			newFn("cons",			2, "a -&gt; [a] -&gt; [a]"), _
			newFn("length",			1), _
			newFn("car",			1), _
			newFn("cdr",			1), _
			newFn("cadr",			1), _
			newFn("caddr",			1), _
			newFn("foldl",			3), _
			newFn("foldr",			3), _
			newFn("foldl1",			2), _
			newFn("foldr1",			2), _
			newFn("map",			2), _
			newFn("filter",			2), _
			newFn("adjoin",			2), _
			newFn("flatten",		1, "List List a -&gt; List a"), _
			newFn("reverse",		1, "List a -&gt; List a"), _
			_
			newFn("TParser_toString",	1, "Parser a -&gt; Str"), _
			newFn("mkParser",			2, "Str -&gt; Any -&gt; Parser a"), _
			newFn("pStr",				1, "Str -&gt; Parser Str"), _
			newFn("pBind",				2, "Parser a -&gt; (a -&gt; Parser b) -&gt; Parser b"), _
			newFn("pChoice",			2, "Parser a -&gt; Parser a -&gt; Parser a"), _
			newFn("maybeMakeArrowType",	2, "Typ -&gt; Maybe Typ -&gt; Typ"), _
			newFn("mkTypeCtor",			2, "Str -&gt; List Typ -&gt; Typ")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asc":			result = Asc(		a0)
		Case "chr":			result = Chr(		a0)
		Case "isString":	result = isString(	a0)
		Case "toString":	result = toString(	a0)
		Case "readHex":		result = readHex(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Else
			Goto applyLast_doTheCall
	End Select
	applyLast = result
	Exit Function
applyLast_of_two:
	a0 = car(reverseArgs) 'fn.args(0)
	a1 = arg
	Select Case name
		Case "fstArg":		result = a0
		Case "sndArg":		result = a1
		Case "add":			result = CLng(a0 + a1)
		Case "mul":			result = CLng(a0 * a1)
		Case "concat":		result = a0 &amp; a1
		Case "equ":			result = equ(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maybeMakeArrowType": result = maybeMakeArrowType(a0, a1)
		Case "mkTypeCtor":	result = mkTypeCtor(a0, a1)
		Case Else
			Goto applyLast_doTheCall
	End Select
	applyLast = result
	Exit Function
applyLast_of_three:
	a0 = cadr(reverseArgs) 'fn.args(0)
	a1 = car(reverseArgs) 'fn.args(1)
	a2 = arg
	Select Case name
		Case "swap":	result = apply(a0, a2, a1)
		Case "compose":	result = apply(a0, apply(a1, a2))
		Case "inRange":	result = CBool( (a0 &lt;= a2) And (a2 &lt;= a1) )
		Case "foldl":	result = foldl(a0, a1, a2)
		Case "foldr":	result = foldr(a0, a1, a2)
		Case Else
			Goto applyLast_doTheCall
	End Select
	applyLast = result
	Exit Function
applyLast_of_four:
	a0 = caddr(reverseArgs) 'fn.args(0)
	a1 = cadr(reverseArgs) 'fn.args(1)
	a2 = car(reverseArgs) 'fn.args(2)
	a3 = arg
	Select Case name
		Case "ite": If applyLast(a0, a3) Then : result = apply1(a1, a3) : Else : result = apply1(a2, a3) :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applyToList":			result = applyToList(		a(0), a(1)			)
		Case "TList_toString":		result = TList_toString(	a(0)				)
		Case "TParser_toString":	result = TParser_toString(	a(0)				)
		Case "TList_equ":			result = TList_equ(			a(0), a(1)			)
		Case Else
			croak("applyBuiltinRev: unknown function '" &amp; getFnName(fn) &amp; "'")
	End Select	
	applyBuiltinRev = result
End Function

Function applyToList(ByVal fn As Variant, ByVal args As Object)
	Dim result As Variant
	fn = asFn(fn, "applyToList: invalid 1st arg")
	If isNil(args) Then
		Dim fstr As String
		fstr = toString(fn)
		croak("applyToList: empty args list for " &amp; chr(13) &amp; fstr)
	Else
		' applyToList = foldl apply1 f args
		result = fn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hr(13)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blaha(ByVal xs As Object)
	xs.len = 1
	xs = nil
	blaha = xs
End Function

Function test_Fn()
	Dim i As Integer
	Dim xs As Object
	xs = List("x", "y")
	assertEqual(toString(blaha(xs)), "[]").x
	'assertEqual(toString(xs), "['x', 'y']").x
		
	Dim fId As Variant
	fId = Fn.id
	assertEqual(isPartialApp(fId), False).x
	assertEqual(arity(fId), 1).x
	assertEqual(apply(fId, 0), id(0)).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Fn.chr
	assertEqual(arity(fChr), 1).x
	assertEqual(apply(fChr,  9), 	Chr( 9)).x
	assertEqual(apply(fChr, 13), 	Chr(13)).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tp As String
	st As Variant
End Type

Public bindFns As Object
Public applyP_callCount As Integer
Public _applyP_callCount As Integer
Public applyP_return As Integer
Public applyP_fail As Integer
Public applyP_item As Integer
Public applyP_bind As Integer
Public apply_bind_K_return As Integer
Public applyP_choice As Integer
Public applyP_many1 As Integer
Public applyP_str As Integer
Public applyP_seq As Integer
Public applyP_skip As Integer
Public applyP_sat As Integer
Public applyP_end As Integer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Function TParser_toString(Optional p As Object)
	If isMissing(p) Then
		TParser_toString = Fn.TParser_toString
	Else
		Dim result As String, f As Object
		Select Case p.tp
			Case "fail":		result = "fail"
			Case "return":		result = "(return " &amp; toString(p.st) &amp; ")"
			Case "item": 		result = "item"
			Case "str":			result = "(str " &amp; toString(p.st(0)) &amp; ")"
			Case "skip":		result = "(skip " &amp; toString(p.st) &amp; ")"
			Case "many1":		result = toString(p.st) &amp; "+"
			Case "choice"
				Dim alts As Object
				alts = p.st
				If isPZeroOrOne(p) Then
					' it has shape p +++ return Empty
					' so it's effectively "zero-or-one" p, which can be written as "p?"
					result = TParser_toString(car(alts)) &amp; "?"
				ElseIf isPMany(p) Then
					result = TParser_toString(car(alts).st) &amp; "*"
				Else
					result = "(" &amp; TParser_toString(car(alts))
					alts = cdr(alts)
					While Not(isNil(alts))
						result = result &amp; " +++ " + TParser_toString(car(alts))
						alts = cdr(alts)
					Wend
					result = result &amp; ")"
				End If
			Case "bind"
				Dim q As Object
				q = p.st(0)
				f = p.st(1)
				result = toString(q) &amp; " &gt;&gt;= " &amp; TFn_toString(f)
			Case "seq"
				Dim ps As Variant, i As Integer, args As String
				ps = p.st(0)
				f  = p.st(1)
				result = "("
				For i = LBound(ps) To UBound(ps)
					result = result &amp; "a" &amp; i &amp; " &lt;- " &amp; toString(ps(i)) &amp; chr(13) &amp; " "
					args = args &amp; " a" &amp; i
				Next i
				result = result &amp; "return someFn" &amp; args
				result = result &amp; ")"
			Case Else
				croak("TParser_toString/NYI: .tp = " &amp; toString(p.tp))
		End Select
		TParser_toString = result
	End If
End Function

Function mkParser(Optional tp As String, Optional st As Variant)
	Static oFn As Object
	Dim result As Object
	If isMissing(st) Then
		If isNull(oFn) Then : Set oFn = Fn.mkParser : End If
		If isMissing(tp) Then
			result = oFn
		Else
			result = apply1(oFn, tp)
		End If
	Else
		Set result = New Parser
		result.tyname = "TParser"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mkParser("return") : End If
	Static returnEmpty As Object : If isNull(returnEmpty) Then : returnEmpty = mkParser("return", Empty) : End If
	If isMissing(v) Then
		pReturn = oFn
	ElseIf isEmpty(v) Then
		pReturn = returnEmpty
	Else
		pReturn = mkParser("return", v)
	End If
End Function

' monadic bind, aka "&gt;&gt;="
' for the Parser type that is the fn of type Parser a -&gt; (a -&gt; Parser b) -&gt; Parser b
' which applies the Parser p and if that succeeds feeds its result to the fn f
' to give the overall result Parser b that f returns
Function pBind(Optional p As Parser, Optional f As Object)
	Dim oFn As Object : If isNull(oFn) Then : oFn = Fn.pBind : End If
	If isMissing(f) Then
		If isMissing(p) Then
			pBind = oFn
		Else
			' TODO: pBind: check if p is proper Parser
			pBind = apply(oFn, p)
		End If
	Else
		bindStats(p, f)
		' TODO: pBind: check if f is proper function
		pBind = mkParser("bind", Array(p, f))
	End If
End Function

Function isKreturn(f As Object) As Boolean
	Dim result As Boolean
	result = False
	If (getFnName(f) = getFnName(Fn.fstArg)) And (arity(f) = 1) Then
		Dim v As Parser
		v = car(partialArgs(f))
		If v.tp = "return" Then ' 40 of the above 43 are of shape (K return x)
			result = True
		End If
	End If
	isKreturn = result
End Function

Function bindStats(p As Parser, f As Object)
	' 43 of 51 are of shape (K p)
	' 40 of those 43 are of shape (K return x)
	If isKreturn(f) Then
		bindFns = cons(car(partialArgs(f)).st, bindFns)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	pSat = pBind( pItem, ite(predicate, pReturn, fstArg(pFail)) )
	pSat = mkParser("sat", predicate)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Function pSat(predicate)
'	pBind(pItem, ite(predicate, pReturn, fstArg(pFail))
'End Function

' succeeds if either p1 succeeds (then returning p1's result and pos)
' or (and only if p1 fails) if p2 succeeds, returns p2's result and pos.
' fails if both, p1 and p2 fail
Function pChoice(Optional p1 As Parser, Optional p2 As Parser)
	Dim oFn As Object
	If isNull(oFn) Then
		'list1 = swap(cons, nil)
		'      = \y.(swap cons) nil y
		'      = \y.cons y nil
		'      :: a -&gt; [a]
		'list2 = (swap cons) ° list1 
		'      =   \y.(swap cons) list1 y
		'      =   \y.(swap cons) (\y.cons y nil) y
		'      =   \y.(swap cons) (cons y nil)
		'      = \x y.(swap cons) (cons y nil) x 
		'      = \x y.cons x (cons y nil)
		'      :: a -&gt; a -&gt; [a]
		Set oFn = Fn.pChoice
	End If
	If isMissing(p1) Then
		pChoice = oFn
	ElseIf isMissing(p2) Then
		pChoice = apply(oFn, p1)
	Else
		' TODO: @pChoice: strip out always failing parsers
		' TODO: @pChoice: if p1 always succeeds strip out p2
	'	pChoice = mkParser("choice", List(p1, p2))
	'	Exit Function
		Dim choices As Variant
		If p2.tp = "choice" Then
			If p1.tp = "choice" Then
				choices = adjoin(p1.st, p2.st)
			Else
				choices = cons(p1,  p2.st)
			End If
		Else
			If p1.tp = "choice" Then
				choices = adjoin(p1.st, List(p2))
			Else
				choices = List(p1, p2)
			End If
		End If
		pChoice = mkParser("choice", choices)
	End If
End Function

' pattern-matches p against "q +++ return Empty" where q any parser
Function isPZeroOrOne(p As Parser)
	Dim result As Boolean : result = False
	If p.tp = "choice" Then
		If length(p.st) = 2 Then
			Dim sndAlt As Parser ' 2nd alternative
			sndAlt = cadr(p.st)
			' check if it has shape p +++ return Empty (which is effectively "zero-or-one" p)
			result = ((sndAlt.tp = "return") And isEmpty(sndAlt.st))
		End If
	End If
	isPZeroOrOne = result
End Function

' never fails: if p fails than pZeroOrOne(p) returns Empty + same pos as result,
' otherwise returns whatever p returns as result (+ pos)
' matches at most once
Function pZeroOrOne(p As Parser)
	If isPZeroOrOne(p) Then
		pZeroOrOne = p
	Else
		pZeroOrOne = pChoice(p, pReturn(Empty))
	End If
End Function

Function isPMany1(p As Parser) As Boolean
	isPMany1 = (p.tp = "many1")
End Function

Function isPMany(p As Parser) As Boolean
	Dim result As Boolean
	result = False
	If p.tp = "many" Then
		result = True
	ElseIf p.tp = "choice" Then
		If length(p.st) = 2 Then
			If (cadr(p.st).tp = "return") And isObject(cadr(p.st).st) Then
				If isNil(cadr(p.st).st) Then
					result = isPMany1(car(p.st))
				End If
			End If
		End If
	End If
	isPMany = result
End Function

' pMany: never fails: if p fails then pMany(p) returns nil + same pos as result,
' otherwise returns a of p results (in the order as in the parsed string) + last pos
' matches as many as possible
Function pMany(p As Parser)
	' Note: direct impl might give a little more perf (not worth it)
	pMany = pChoice(pMany1(p), pReturn(nil))
End Function

' pMany1: same as pMany except that it fails if there is no match at all
' matches as many as possible
Function pMany1(p As Parser)
	pMany1 = mkParser("many1", p)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mkParser("seq", Array(ps, f))
End Function



'==================================================================


Function pWhite()
	Static result As Parser	' an uninitialized instance of Parser at first
	If result.tp = "" Then
		result = pChoice(pStr(" "), pStr(Chr(9))
	End If
	pWhite = result
End Function

Function pAlphaLower()
	Static result As Object
	If isNull(result) Then
		result = pSat(compose(inRange(Asc("a"), Asc("z")), Fn.asc))
	End If
	pAlphaLower = result
End Function

Function pAlphaUpper()
	Static result As Object
	If isNull(result) Then
		result = pSat(compose(inRange(Asc("A"), Asc("Z")), Fn.asc))
	End If
	pAlphaUpper = result
End Function

Function pBinDigit()
	Static result As Parser	' an uninitialized instance of Parser at first
	If result.tp = "" Then
'		result = pChoice(_
'			pBind(pStr("0"), fstArg(pReturn(0))), _
'			pBind(pStr("1"), fstArg(pReturn(1)))_
'		)
		''not paying off (yet):
		result = pBind(pItem, compose(ite(inRange(Asc("0"), Asc("1")), compose(pReturn, add(-Asc("0"))), fstArg(pFail)), Fn.asc)
	End If
	pBinDigit = result
End Function

Function pDecDigit()
	Static result As Parser	' an uninitialized instance of Parser at first
	If result.tp = "" Then
'		result = pChoice(pBinDigit,	pBind(pStr("2"), fstArg(pReturn(2))))
'		result = pChoice(result,	pBind(pStr("3"), fstArg(pReturn(3))))
'		result = pChoice(result,	pBind(pStr("4"), fstArg(pReturn(4))))
'		result = pChoice(result,	pBind(pStr("5"), fstArg(pReturn(5))))
'		result = pChoice(result,	pBind(pStr("6"), fstArg(pReturn(6))))
'		result = pChoice(result,	pBind(pStr("7"), fstArg(pReturn(7))))
'		result = pChoice(result,	pBind(pStr("8"), fstArg(pReturn(8))))
'		result = pChoice(result,	pBind(pStr("9"), fstArg(pReturn(9))))
		'pDecDigit = result
		'Exit Function

		''not really paying off (yet):
		Dim f as Object
		'Set f = compose(add(-Asc("0")), Fn.asc)
		'MsgBox(TFn_toString(f))
		Set f = compose(ite(inRange(Asc("0"), Asc("9")), compose(pReturn, add(-Asc("0"))), fstArg(pFail)), Fn.asc)
		result = pBind(pItem, f)
	End If
	pDecDigit = result
End Function

Function pHexDigit()
	Static result As Parser	' an uninitialized instance of Parser at first
	If result.tp = "" Then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pBind(pItem, compose( _
			ite( inRange(Asc("0"), Asc("9")), _
				retZero, _
				ite(inRange(Asc("A"), Asc("F")), _
					retUpperA, _
					ite(inRange(Asc("a"), Asc("f")), _
						retLowerA, _
						fstArg(pFail) _
					) _
				) _
			), Fn.asc) _
		)

	End If
	pHexDigit = result
End Function

Function pHexNum()
	Static result As Object
	If isNull(result) Then
		'foldl1 compose(plus, mul 16)
		Set result = pSeq(Array(pMany1(pHexDigit)), apply(Fn.foldl1, compose(add, mul(16))))
	End If
	pHexNum = result
End Function

Function pHexLit()
	Static result As Parser	' an uninitialized instance of Parser at first
	If result.tp = "" Then
		result = pSeq(Array(pStr("0x"), pHexNum), sndArg)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Left As Object
		Dim pRight As Object
		Dim pS As Object
		Dim pParenS As Object
		Dim pTypeArg As Object
		Dim pCtor As Object
		Dim pN
		Dim recDummy As Object
		
		' Left ::= ws* N
		' pLeft = do _ &lt;- many white
		'            n &lt;- N
		'         return n
		'pLeft = pSeq(Array(pMany(pWhite), recDummy), sndArg)
		pLeft = pSeq(Array(pSkip(pMany(pWhite)), recDummy), id)
		
		' Right ::= "-&gt;" S
		' pRight = do _ &lt;- (str "-&gt;")
		'             s &lt;- S
		'          return s
		'pRight = pSeq(Array(pStr("-&gt;"), recDummy), sndArg)
		pRight = pSeq(Array(pSkip(pStr("-&gt;")), recDummy), id)
		
		' S ::= Left ws* Right?
		' pS = do lft &lt;- pLeft
		'           _ &lt;- many white
		'         rgt &lt;- zeroOrOne pRight
		'      return (if (empty? rgt) left else (mkArrowType lft rgt))
		'pS = pSeq(Array(pLeft,_
		'				pSeq(Array(pMany(pWhite), pZeroOrOne(pRight)),_
		'				sndArg),_
		'		  ), Fn.maybeMakeArrowType)
		'
		pS = pSeq(Array(pLeft,_
						pSkip(pMany(pWhite)),_
						pZeroOrOne(pRight)_
				  ), Fn.maybeMakeArrowType)
		pRight.st(0)(1) = pS ' fix up recursive call to S in Right
		
		' ParenS ::= "(" S ")"
		'pParenS = pSeq(Array(pSeq(Array(pStr("("), pS), sndArg),_
		'				     pStr(")")_
		'			   ), fstArg)
		
		pParenS = pSeq(Array(pSkip(pStr("(")), _
							 pS, _
						     pSkip(pStr(")")) _
					   ), id)
		
		' TypeArg ::= ws+ N
		'pTypeArg = pSeq(Array(pMany1(pWhite), recDummy), sndArg)
		pTypeArg = pSeq(Array(pSkip(pMany1(pWhite)), recDummy), id)
		
		' Ctor ::= TypeCtor TypeArg*
		pCtor = pSeq(Array(pTypeCtor, pMany(pTypeArg)), Fn.mkTypeCtor)
		
		' N ::= ParenS | BaseType | Ctor | TypeVar
		pN = foldl1(pChoice, List(pParenS, pBaseType, pCtor, pTypeVar))
		
		pLeft.st(0)(1) = pN ' fix up recursive call to N in Left
		pTypeArg.st(0)(1) = pN ' fix up recursive call to N in TypeArg
			
		result = pS

		'msgbox(toString(pLeft))
	End If
	pTypeExpr = result
End Function

Function pBaseType()
	Static result As Object
	If isNull(result) Then
		result = foldl1(pChoice, _
						map(pStr, List("Bool", "Str", "Int", "Long"))_
		)
	End If
	pBaseType = result
End Function

Function pTypeVar()
'	pTypeVar = pBind(pAlphaLower, compose(pReturn, concat("'")))
	pTypeVar = pSeq(Array(pAlphaLower), concat("'"))
End Function

Function pTypeCtor()
	Static result As Object
	If isNull(result) Then
'		result = foldl1( pChoice, _
'						 map(pStr, List("List", "Maybe", "Parser")) )
		result = pSeq(_
					Array(pSeq(_
							Array(pAlphaUpper, pMany1(pAlphaLower)), _
							cons _
						  ) _
					), _
					foldl1(concat) _
		)
	End If
	pTypeCtor = result
End Function

Function mkArrowType(tIn, tOut)
	mkArrowType = "(-&gt; " &amp; tIn &amp; " " &amp; tOut &amp; ")"
End Function

Function maybeMakeArrowType(i, o)
	If isEmpty(o) Then
		maybeMakeArrowType = i
	Else
		maybeMakeArrowType = mkArrowType(i, o)
	End If
End Function

Function mkTypeCtor(ctorName As String, typeArgs As Object)
	Dim result As String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mkTypeCtor = result
End Function


' =============================================================================

Function lookupParser(pName As String) As Parser
	Dim result As Parser
	Select Case pName
		Case "pWhite":		result = pWhite
		Case "pBinDigit":	result = pBinDigit
		Case "pDecDigit":	result = pDecDigi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If 0 = 0 Then
		Dim endPos As Integer, parseResult As Variant
		parseResult = _applyP2(p, s, pos, endPos, False)
		If endPos &lt; 0 Then ' indicates failure
			applyP = parseFailure
		Else ' package up result and endPos for the outside world			
			applyP = Array(parseResult, endPos)
		End If
	Else
		applyP = _applyP(p, s, pos, False)
	End If
End Function

Function _applyP2(p As Parser, s As String, pos As Integer, endPos As Integer, ByVal isUnderSkip As Boolean)
	_applyP_callCount = _applyP_callCount + 1
	Dim result As Variant
	Dim i As Integer
	Dim innerParser As Parser
	Dim innerParsers As Variant
	Dim lst As Object
	
	Select Case p.tp
		Case "str"
			applyP_str = applyP_str + 1
			Dim match As String
			Dim matchLen As Integer
			match = p.st(0)
			matchLen = p.st(1)
			If (Mid(s, pos, matchLen) &lt;&gt; match) Then
				Goto _applyP2_parseFailure
			End If
			endPos = pos + matchLen
			If Not(isUnderSkip) Then
				result = match
			End If
		Case "choice"
			applyP_choice = applyP_choice + 1
			innerParsers = p.st
			Do
				innerParser = car(innerParsers)
				result = _applyP2(innerParser, s, pos, endPos, isUnderSkip)
				innerParsers = cdr(innerParsers)
			Loop Until (isNil(innerParsers) Or (endPos &gt; 0))
		Case "item"
			applyP_item = applyP_item + 1
			If pos &gt; Len(s) Then
				Goto _applyP2_parseFailure
			End If
			endPos = pos + 1
			If Not(isUnderSkip) Then
				result = Mid(s, pos, 1)
			End If
		Case "return"
			applyP_return = applyP_return + 1
			If Not(isUnderSkip) Then
				result = p.st
			End If
			endPos = pos
		Case "bind"
			applyP_bind = applyP_bind + 1
			If isKreturn(p.st(1)) Then
				apply_bind_K_return = apply_bind_K_return + 1
			End If
			result = _applyP2(p.st(0), s, pos, endPos, isUnderSkip)
			If endPos &lt; 0 Then : Exit Function : End If
			result = _applyP2(apply1(p.st(1), result), s, endPos, endPos, isUnderSkip)
		Case "seq"
			applyP_seq = applyP_seq + 1
			innerParsers = p.st(0)
			If isUnderSkip Then
				For i = LBound(innerParsers) To UBound(innerParsers)
					_applyP2(innerParsers(i), s, pos, endPos, True)
					If endPos &lt; 0 Then : Exit Function : End If
					pos = endPos
				Next		
			Else
				lst = nil
				For i = LBound(innerParsers) To UBound(innerParsers)
					innerParser = innerParsers(i)
					result = _applyP2(innerParser, s, pos, endPos, False)
					If endPos &lt; 0 Then : Exit Function : End If
					pos = endPos
					' TODO: precalculate isPSkip check in pSeq
					If Not(isPSkip(innerParser)) Then
						lst = cons(result, lst)
					End If
				Next
				result = applyToList(p.st(1), reverse(lst))
			End If
		Case "skip"
			applyP_skip = applyP_skip + 1
			result = _applyP2(p.st, s, pos, endPos, True)
			If endPos &gt; 0 Then
				assertEqual(result, Empty).x
			End If
		Case "sat"
			applyP_sat = applyP_sat + 1
			
			If pos &gt; Len(s) Then
				Goto _applyP2_parseFailure
			End If
			result = Mid(s, pos, 1)
			If Not(apply(p.st, result)) Then
				Goto _applyP2_parseFailure
			End If
			endPos = pos + 1
			If isUnderSkip Then
				result = Empty
			End If
		Case "many1"
			applyP_many1 = applyP_many1 + 1
			innerParser = p.st
			If isUnderSkip Then
				_applyP2(innerParser, s, pos, endPos, True)
				If endPos &lt; 0 Then : Exit Function : End If
				Do
					pos = endPos
					_applyP2(innerParser, s, pos, endPos, True)
				Loop Until (endPos &lt; 0)
				endPos = pos
			Else
				Set lst = nil
				result = _applyP2(innerParser, s, pos, endPos, False)
				If endPos &lt; 0 Then : Exit Function : End If
				Do
					Set lst = cons(result, lst)
					pos = endPos
					result = _applyP2(innerParser, s, pos, endPos, False)
				Loop Until (endPos &lt; 0)
				endPos = pos
				result = reverse(lst)
			End If
		Case "fail"
			applyP_fail = applyP_fail + 1
			Goto _applyP2_parseFailure
		Case "end"
			applyP_end = applyP_end + 1
			If pos &lt;= Len(s) Then
				Goto _applyP2_parseFailure
			End If
			endPos = pos
		Case Else
			result = "unknown Parser '" &amp; p.tp &amp; "'"
			MsgBox("Error in applyP: " &amp; result)
	End Select
	'If isUnderSkip And Not(isParseFailure(result)) Then
	'	assertEqual(result(0), Empty).x
	'End If
	_applyP2 = result
	Exit Function
_applyP2_parseFailure:
	endPos = -1
End Function

Function _applyP(p As Parser, s As String, pos As Integer, isUnderSkip As Boolean)
	_applyP_callCount = _applyP_callCount + 1
	Dim result As Variant
	Dim fResult As Variant
	Dim nxtPos As Integer
	Dim i As Integer, j As Integer, k As Integer
	Dim innerParser As Parser
	Dim innerParsers As Variant
	Dim lst As Object
	nxtPos = pos
	If p.tp = "skip" Then
		applyP_skip = applyP_skip + 1
		result = _applyP(p.st, s, pos, True)
		If Not(isParseFailure(result)) Then
			assertEqual(result(0), Empty).x
		End If
	ElseIf p.tp = "return" Then
		applyP_return = applyP_return + 1
		If isUnderSkip Then
			result = Array(Empty, nxtPos)
		Else
			result = Array(p.st, nxtPos)
		End If
	ElseIf p.tp = "fail" Then
		applyP_fail = applyP_fail + 1
		result = parseFailure
	ElseIf p.tp = "item" Then
		applyP_item = applyP_item + 1
		If pos &lt;= Len(s) Then
			nxtPos = pos + 1
			If isUnderSkip Then
				result = Array(Empty, nxtPos)
			Else
				result = Array(Mid(s, pos, 1), nxtPos)
			End If
		Else
			result = parseFailure
		End If
	ElseIf p.tp = "str" Then
		applyP_str = applyP_str + 1
		Dim match As String
		Dim matchLen As Integer
		match = p.st
		matchLen = Len(match)
		If (Mid(s, pos, matchLen) = match) Then
			nxtPos = pos + matchLen
			If isUnderSkip Then
				result = Array(Empty, nxtPos)
			Else
				result = Array(match, nxtPos)
			End If
		Else
			result = parseFailure
		End If
	ElseIf p.tp = "choice" Then
		applyP_choice = applyP_choice + 1
		innerParsers = p.st
		Do
			innerParser = car(innerParsers)
			result = _applyP(innerParser, s, pos, isUnderSkip)
			innerParsers = cdr(innerParsers)
		Loop Until (isNil(innerParsers) Or Not(isParseFailure(result)))
	ElseIf (p.tp = "many1") Then
		applyP_many1 = applyP_many1 + 1
		innerParser = p.st
		If isUnderSkip Then
			result = _applyP(innerParser, s, nxtPos, isUnderSkip)
			If Not(isParseFailure(result)) Then
				Dim dummyResult As Variant
				dummyResult = result
				Do
					nxtPos = dummyResult(1)
					dummyResult = _applyP(innerParser, s, nxtPos, isUnderSkip)
				Loop Until isParseFailure(dummyResult)
				result(1) = nxtPos
			End If
		Else
			Set lst = nil
			result = _applyP(innerParser, s, nxtPos, isUnderSkip)
			While Not(isParseFailure(result))
				nxtPos = result(1)
				Set lst = cons(result(0), lst)
				result = _applyP(innerParser, s, nxtPos, isUnderSkip)
			Wend
			If isNil(lst) Then
				result = parseFailure
			Else
				result = Array(reverse(lst), nxtPos)
			End If
		End If
	ElseIf p.tp = "bind" Then
		applyP_bind = applyP_bind + 1
		If isKreturn(p.st(1)) Then
			apply_bind_K_return = apply_bind_K_return + 1
		End If
		result = _applyP(p.st(0), s, pos, isUnderSkip)
		If Not(isParseFailure(result)) Then
			nxtPos = result(1)
			fResult = apply1(p.st(1), result(0))
			' do NOT access .tp on fResult - it's effectively as fixing fResult's type to Object...!
			result = _applyP(fResult, s, nxtPos, isUnderSkip)
		End If
	ElseIf p.tp = "seq" Then
		applyP_seq = applyP_seq + 1
		innerParsers = p.st(0)
		nxtPos = pos
		If isUnderSkip Then
			For i = LBound(innerParsers) To UBound(innerParsers)
				result = _applyP(innerParsers(i), s, nxtPos, isUnderSkip)
				If isParseFailure(result) Then
					Exit For
				End If
				nxtPos = result(1)
			Next		
		Else
			Dim iResults As Object
			iResults = nil
			For i = LBound(innerParsers) To UBound(innerParsers)
				result = _applyP(innerParsers(i), s, nxtPos, isUnderSkip)
				If isParseFailure(result) Then
					Exit For
				End If
				nxtPos = result(1)
				If Not(isPSkip(innerParsers(i))) Then
					iResults = cons(result(0), iResults)
				End If
			Next
			If Not(isParseFailure(result)) Then
				fResult = applyToList(p.st(1), reverse(iResults))
				' ATTENTION: do not reuse result, type of result value may not match
				'            and an implicit conversion might happen!
				result = Array(fResult, nxtPos)
			End If
		End If
	Else
		result = "unknown Parser '" &amp; p.tp &amp; "'"
		MsgBox("Error in applyP: " &amp; result)
	End If
	'If isUnderSkip And Not(isParseFailure(result)) Then
	'	assertEqual(result(0), Empty).x
	'End If
	_applyP = result
End Function


'= tests ======================================================================

Global refute_parses_pass As Object

Function [-----------------------------]()
End Function

Function test_Parser(Optional what)
'	what = "primitives"
	Dim failure As String
	failure = toString(parseFailure)
	refute_parses_pass = assertEqual(failure, failure)
	
	Dim result As Variant
	Dim ticksPerSec As Long
	ticksPerSec = GetSystemTicks()
	Wait(100) ' wait a hundred milliseconds
	ticksPerSec = 10 * (GetSystemTicks() - ticksPerSec)

	Dim tm As Double, aCount As Integer, aPerSec As Double
	aCount = assertionCount
	tm = GetSystemTicks
	
	bindFns = nil
	
	If isMissing(what) Or (what = "all") Or (what = "primitives") Then
		test_Parser_fail()
		test_Parser_return()
		test_Parser_item()
		test_Parser_end()
		test_Parser_str()
		test_Parser_choice()
		test_Parser_bind()
		test_Parser_sat()
		test_Parser_skip()
	End If
	If isMissing(what) Or (what = "all") Or (what = "multiplicity") Then
		test_Parser_zeroOrOne()
		test_Parser_skip_zeroOrOne()
		test_Parser_many()
		test_Parser_many1()
	End If
	If isMissing(what) Or (what = "all") Or (what = "basic") Then
		test_Parser_white()
		test_Parser_seq()
		test_Parser_alphaLower()
		test_Parser_alphaUpper()
	End If
	If isMissing(what) Or (what = "all") Or (what = "toString") Then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hr(13) &amp; "that's ~" &amp; aPerSec &amp; " assertions/sec"
		MsgBox(summary)
		result = summary

		msgbox("applyP_callCount: " &amp; applyP_callCount _
				&amp; chr(13) &amp; "_applyP_callCount: " &amp; _applyP_callCount _
				&amp; chr(13) &amp; "apply_str: " &amp; applyP_str _
				&amp; chr(13) &amp; "apply_choice: " &amp; applyP_choice _
				&amp; chr(13) &amp; "apply_item: " &amp; applyP_item _
				&amp; chr(13) &amp; "apply_end: " &amp; applyP_end _
				&amp; chr(13) &amp; "apply_bind: " &amp; applyP_bind _
				&amp; chr(13) &amp; "  (apply_bind_K_return: " &amp; apply_bind_K_return &amp; ")" _
				&amp; chr(13) &amp; "apply_return: " &amp; applyP_return _
				&amp; chr(13) &amp; "apply_seq: " &amp; applyP_seq _
				&amp; chr(13) &amp; "apply_skip: " &amp; applyP_skip _
				&amp; chr(13) &amp; "apply_sat: " &amp; applyP_sat _
				&amp; chr(13) &amp; "apply_many1: " &amp; applyP_many1 _
				&amp; chr(13) &amp; "apply_fail: " &amp; applyP_fail _
				&amp; chr(13) &amp; length(bindFns) &amp; " bindFns: " &amp; toString(bindFns))
	Else
		result = Join(Array("test_Parser(" &amp; what &amp; "):", tm, aCount), " ")
	End If
	test_Parser = result
End Function

'= test helpers ===============================================================

Function refute_parses(p As Parser, ByVal ss As Variant)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Object
	Dim data As Variant

	p = pChoice
	assertEqual(isFn(p), True).x
	assertEqual(arity(p),  2).x
	p = apply(p, pItem)
	assertEqual(isFn(p), True).x
	assertEqual(arity(p),  1).x
	p = apply(p, pReturn(7))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pBind(pItem, \a.return (concat "FOO" a))
	p = pBind(pItem, compose(pReturn, concat("FOO")))
	assert_parses(p, "xy",		"FOOx", 2).x
	assert_parses(p, "xx",		"FOOx", 2).x
	assert_parses(p, "yx",		"FOOy", 2).x
	assert_parses(p, " yabcd",	"FOO ", 2).x
End Function

Function test_Parser_sat()
	Dim p As Parser, actual As Variant
	Set p = pSat(apply(Fn.equ, "a")
	
	refute_parses(p, "").x
	refute_parses(p, " ").x
	assert_parses(p, "a",		"a", 2).x
	assert_parses(p, "aa",		"a", 2).x
	refute_parses(p, "1").x
	refute_parses(p, "[]").x
	assert_parses(p, "abcd",	"a", 2).x
	refute_parses(p, chr(13)).x
	refute_parses(p, chr( 9)).x
End Function

Function test_Parser_skip()
	Dim p As Parser, actual As Variant
	Set p = pSkip(pItem)
	refute_parses(p, "").x
	assert_parses(p, " ",		Empty, 2).x
	assert_parses(p, "a",		Empty, 2).x
	assert_parses(p, "1",		Empty, 2).x
	assert_parses(p, "[]",		Empty, 2).x
	assert_parses(p, "abcd",	Empty, 2).x
	assert_parses(p, chr(13),   Empty, 2).x
	assert_parses(p, chr( 9),	Empty, 2).x
	
	' skip fail = fail
	Set p = pSkip(pFail)
	refute_parses(p, "").x
	refute_parses(p, " ").x
	refute_parses(p, "a").x
	refute_parses(p, "1").x
	refute_parses(p, "[]").x
	refute_parses(p, "abcd").x
	refute_parses(p, chr(13)).x
	refute_parses(p, chr( 9)).x
		
	Set p = pSkip(pBind(pItem, fstArg(pItem)))
	refute_parses(p, "").x
	refute_parses(p, " ").x
	refute_parses(p, "a").x
	refute_parses(p, "1").x
	assert_parses(p, "[]",				Empty, 3).x
	assert_parses(p, "abcd",			Empty, 3).x
	refute_parses(p, chr(13)).x
	refute_parses(p, chr( 9)).x
	assert_parses(p, chr(13) &amp; chr(13),	Empty, 3).x
	assert_parses(p, chr( 9) &amp; chr( 9),	Empty, 3).x

	' skip (return x) = return Empty
	Set p = pSkip(pReturn("foo"))
	assert_parses(p, "",		Empty, 1).x
	assert_parses(p, " ",		Empty, 1).x
	assert_parses(p, "a",		Empty, 1).x
	assert_parses(p, "1",		Empty, 1).x
	assert_parses(p, "[]",		Empty, 1).x
	assert_parses(p, "abcd",	Empty, 1).x
	assert_parses(p, chr(13),   Empty, 1).x
	assert_parses(p, chr( 9),	Empty, 1).x

	' skip (skip x) = skip x
	Set p = pSkip(pSkip(pItem))
'	msgbox(toString(p))
	refute_parses(p, "").x
	assert_parses(p, " ",		Empty, 2).x
	assert_parses(p, "a",		Empty, 2).x
	assert_parses(p, "1",		Empty, 2).x
	assert_parses(p, "[]",		Empty, 2).x
	assert_parses(p, "abcd",	Empty, 2).x
	assert_parses(p, chr(13),   Empty, 2).x
	assert_parses(p, chr( 9),	Empty, 2).x

	Set p = pSkip(pStr("foo"))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Seq(Array(pStr("f"), pStr("oo")), concat)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Many(pItem))
'	msgbox(toString(p))
	assert_parses(p, "",		Empty, 1).x
	assert_parses(p, " ",		Empty, 2).x
	assert_parses(p, "a",		Empty, 2).x
	assert_parses(p, "1",		Empty, 2).x
	assert_parses(p, "[]",		Empty, 3).x
	assert_parses(p, "abcd",	Empty, 5).x
	assert_parses(p, chr(13),   Empty, 2).x
	assert_parses(p, chr( 9),	Empty, 2).x	
	
	Set p = pSkip(pMany1(pItem))
	refute_parses(p, "").x
	assert_parses(p, " ",		Empty, 2).x
	assert_parses(p, "a",		Empty, 2).x
	assert_parses(p, "1",		Empty, 2).x
	assert_parses(p, "[]",		Empty, 3).x
	assert_parses(p, "abcd",	Empty, 5).x
	assert_parses(p, chr(13),   Empty, 2).x
	assert_parses(p, chr( 9),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hr(13),   Empty, 1).x
	assert_parses(p, chr( 9),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chr(9) &amp; "  ").x
	refute_parses(p, chr(9) &amp; "  x").x
	assert_parses(p, chr(9) &amp; "  xx",	"xx",  6).x
	assert_parses(p, chr(9)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zeroOrOne()
	Dim p As Parser
	Dim data As Variant
	Dim zeroMatches As Variant, oneMatch As Variant
	zeroMatches = Empty
	oneMatch    = "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End Function

Function test_Parser_skip_zeroOrOne()
	Dim p As Parser
	Dim data As Variant
			
	data = Array("", " ", " " &amp; chr(13), "asdf", " bar", "b", "ba", "bar", "barb",_
		"barba", "barbar", chr(13), chr(13) &amp; "bar", chr(13) &amp; chr(13),_
		chr(13) &amp; chr(13)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alphaLower()
	Dim p As Parser
	p = pAlphaLow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assert_parses(p, getFnTypeStr(Fn.isNil), "(-&gt; (List ['a]) Bool)", 15).x
	assert_parses(p, getFnTypeStr(Fn.flatten), "(-&gt; (List [(List ['a])]) (List ['a]))", 22).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End Function

Function test_Parser_seq()
	Dim p As Parser, f As Variant
	Dim data As Variant
	
	data = Array("", " ", " " &amp; chr(13), "asdf", " bar", "b", "ba", "bar", "barb",_
		"barba", "barbar", chr(13), chr(13) &amp; "bar", chr(13) &amp; chr(13),_
		chr(13) &amp; chr(13)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f = TParser_toString
	assertEqual(isFn(f), True).x
	assertEqual(arity(f),   1).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ZeroOrOne(pStr("a")),				"(str 'a')?").x
	' double p?? is the same as p?:
	assert_toStr(pZeroOrOne(pZeroOrOne(pStr("a"))),	"(str 'a')?").x

	assert_toStr(pMany1(pItem),						"item+").x
	assert_toStr(pSkip(pMany1(pItem)),				"(skip item+)").x
	assert_toStr(pMany1(pWhite),					toString(pWhite) &amp; "+").x
	assert_toStr(pSkip(pMany1(pWhite)),				"(skip " &amp; toString(pWhite) &amp; "+)").x

	assert_toStr(pMany(pItem),						"item*").x
	assert_toStr(pSkip(pMany(pItem)),				"(skip item*)").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6_Scratch"/>
  <library:element library:name="M01_Common"/>
  <library:element library:name="M05_Parser"/>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